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>
      <style:text-properties officeooo:rsid="0005112c" officeooo:paragraph-rsid="0005112c"/>
    </style:style>
    <style:style style:name="T1" style:family="text">
      <style:text-properties officeooo:rsid="0005112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rojectoverzicht: FreedomLog</text:span><text:span text:style-name="Strong_20_Emphasis"><text:span text:style-name="T1">ging</text:span></text:span><text:span text:style-name="Strong_20_Emphasis"> for Nim</text:span></text:h>
      <text:p text:style-name="Text_20_body"><text:span text:style-name="Strong_20_Emphasis">Doel:</text:span> Een standalone Nim-module die identiek functioneert aan de Python-versie van FreedomLog, met ondersteuning voor gekleurde console-output en dagelijkse logbestanden.</text:p>
      <text:p text:style-name="Text_20_body"/>
      <text:p text:style-name="P7">De logger moet gebasseerd zijn op <text:a xlink:type="simple" xlink:href="https://github.com/Jurgen-Be/FreedomLog/blob/master/README.md" text:style-name="Internet_20_link" text:visited-style-name="Visited_20_Internet_20_Link">https://github.com/Jurgen-Be/FreedomLog/blob/master/README.md</text:a> en dezelfde functionaliteiten en eenvoudig gebruik hebben idem met de init. Terminal mag in kleuren en </text:p>
      <text:p text:style-name="Text_20_body"><text:span text:style-name="Strong_20_Emphasis">1. Projectstructuur</text:span> Maak een nieuwe map aan genaamd <text:span text:style-name="Source_20_Text">FreedomLog</text:span><text:span text:style-name="Source_20_Text"><text:span text:style-name="T1">ging</text:span></text:span> met de volgende indeling:</text:p>
      <text:list text:style-name="L1">
        <text:list-item>
          <text:p text:style-name="P2"><text:span text:style-name="Source_20_Text">freedomlog</text:span><text:span text:style-name="Source_20_Text"><text:span text:style-name="T1">ging</text:span></text:span><text:span text:style-name="Source_20_Text">.nimble</text:span> (Projectconfiguratie) </text:p>
        </text:list-item>
        <text:list-item>
          <text:p text:style-name="P2"><text:span text:style-name="Source_20_Text">src/</text:span> </text:p>
          <text:list>
            <text:list-item>
              <text:p text:style-name="P2"><text:span text:style-name="Source_20_Text">freedomlog</text:span><text:span text:style-name="Source_20_Text"><text:span text:style-name="T1">ging</text:span></text:span><text:span text:style-name="Source_20_Text">.nim</text:span> (De eigenlijke logica - de module) </text:p>
            </text:list-item>
          </text:list>
        </text:list-item>
        <text:list-item>
          <text:p text:style-name="P2"><text:span text:style-name="Source_20_Text">tests/</text:span> </text:p>
          <text:list>
            <text:list-item>
              <text:p text:style-name="P1"><text:span text:style-name="Source_20_Text">test_logger.nim</text:span> (Een klein bestand om de logger te testen tijdens ontwikkeling) </text:p>
            </text:list-item>
          </text:list>
        </text:list-item>
      </text:list>
      <text:p text:style-name="Text_20_body"><text:span text:style-name="Strong_20_Emphasis">2. Benodigdheden (Nim Standaard Bibliotheek)</text:span> Je hebt voor deze logger <text:span text:style-name="Strong_20_Emphasis">geen externe pakketten</text:span> nodig. We gebruiken de krachtige ingebouwde modules van Nim:</text:p>
      <text:list text:style-name="L2">
        <text:list-item>
          <text:p text:style-name="P4"><text:span text:style-name="Source_20_Text">os</text:span>: Voor mappen en bestandsbeheer. </text:p>
        </text:list-item>
        <text:list-item>
          <text:p text:style-name="P4"><text:span text:style-name="Source_20_Text">times</text:span>: Voor tijdstempels. </text:p>
        </text:list-item>
        <text:list-item>
          <text:p text:style-name="P4"><text:span text:style-name="Source_20_Text">terminal</text:span>: Voor de gekleurde output in de console (voor <text:span text:style-name="Source_20_Text">success</text:span>, <text:span text:style-name="Source_20_Text">warning</text:span>, <text:span text:style-name="Source_20_Text">error</text:span>). </text:p>
        </text:list-item>
        <text:list-item>
          <text:p text:style-name="P3"><text:span text:style-name="Source_20_Text">strutils</text:span>: Voor tekstbewerking. </text:p>
        </text:list-item>
      </text:list>
      <text:p text:style-name="Text_20_body"><text:span text:style-name="Strong_20_Emphasis">3. Workflow voor dit project</text:span></text:p>
      <text:list text:style-name="L3">
        <text:list-item>
          <text:p text:style-name="P6"><text:span text:style-name="Strong_20_Emphasis">Initialisatie:</text:span> <text:span text:style-name="Source_20_Text">nimble init</text:span> uitvoeren in de map. </text:p>
        </text:list-item>
        <text:list-item>
          <text:p text:style-name="P6"><text:span text:style-name="Strong_20_Emphasis">Ontwikkeling:</text:span> De module <text:span text:style-name="Source_20_Text">freedomlog</text:span><text:span text:style-name="Source_20_Text"><text:span text:style-name="T1">ging</text:span></text:span><text:span text:style-name="Source_20_Text">.nim</text:span> schrijven met de gevraagde functies (<text:span text:style-name="Source_20_Text">success</text:span>, <text:span text:style-name="Source_20_Text">info</text:span>, <text:span text:style-name="Source_20_Text">warning</text:span>, <text:span text:style-name="Source_20_Text">error</text:span>, <text:span text:style-name="Source_20_Text">debug</text:span>). </text:p>
        </text:list-item>
        <text:list-item>
          <text:p text:style-name="P6"><text:span text:style-name="Strong_20_Emphasis">Compilatie:</text:span> Testen of de module zowel op Windows als Linux correcte kleuren en bestanden genereert. </text:p>
        </text:list-item>
        <text:list-item>
          <text:p text:style-name="P5"><text:span text:style-name="Strong_20_Emphasis">Export:</text:span> Zodra het klaar is, kun je deze map simpelweg in de <text:span text:style-name="Source_20_Text">src/utils/</text:span> map van de grote Suite plaatsen. </text:p>
        </text:list-item>
      </text:list>
      <text:p text:style-name="Horizontal_20_Line"/>
      <text:p text:style-name="Text_20_body"><text:span text:style-name="Strong_20_Emphasis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09:25:24.224398200</meta:creation-date>
    <dc:date>2026-02-08T09:28:26.643943287</dc:date>
    <meta:editing-duration>PT3M3S</meta:editing-duration>
    <meta:editing-cycles>1</meta:editing-cycles>
    <meta:document-statistic meta:table-count="0" meta:image-count="0" meta:object-count="0" meta:page-count="1" meta:paragraph-count="19" meta:word-count="200" meta:character-count="1433" meta:non-whitespace-character-count="1251"/>
    <meta:generator>LibreOffice/24.2.7.2$Linux_X86_64 LibreOffice_project/420$Build-2</meta:generator>
  </office:meta>
</office:document-meta>
</file>